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META-INF/manifes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Calibri" svg:font-family="Calibri"/>
  </office:font-face-decls>
  <office:automatic-styles>
    <style:style style:name="ta1" style:family="table" style:master-page-name="GemName2">
      <style:table-properties table:display="true" style:writing-mode="lr-tb"/>
    </style:style>
    <style:style style:name="co1" style:family="table-column">
      <style:table-column-properties style:column-width="0.8355in" fo:break-before="auto"/>
    </style:style>
    <style:style style:name="ce1" style:family="table-cell">
      <style:table-cell-properties style:vertical-align="bottom"/>
    </style:style>
    <style:style style:name="co2" style:family="table-column">
      <style:table-column-properties style:column-width="2.0139in" fo:break-before="auto"/>
    </style:style>
    <style:style style:name="co3" style:family="table-column">
      <style:table-column-properties style:column-width="2.8066in" fo:break-before="auto"/>
    </style:style>
    <style:style style:name="co4" style:family="table-column">
      <style:table-column-properties style:column-width="0.2355in" fo:break-before="auto"/>
    </style:style>
    <style:style style:name="co5" style:family="table-column">
      <style:table-column-properties style:column-width="2.5605in" fo:break-before="auto"/>
    </style:style>
    <style:style style:name="co6" style:family="table-column">
      <style:table-column-properties style:column-width="1.3503in" fo:break-before="auto"/>
    </style:style>
    <style:style style:name="co7" style:family="table-column">
      <style:table-column-properties style:column-width="1.3816in" fo:break-before="auto"/>
    </style:style>
    <style:style style:name="co8" style:family="table-column" style:data-style-name="N34918">
      <style:table-column-properties style:column-width="0.5681in" fo:break-before="auto"/>
    </style:style>
    <style:style style:name="ce2" style:family="table-cell" style:data-style-name="N34918">
      <style:table-cell-properties style:vertical-align="bottom"/>
    </style:style>
    <style:style style:name="co9" style:family="table-column">
      <style:table-column-properties style:column-width="0.7503in" fo:break-before="auto"/>
    </style:style>
    <style:style style:name="ro1" style:family="table-row">
      <style:table-row-properties style:row-height="0.1771in" style:use-optimal-row-height="true" fo:break-before="auto"/>
    </style:style>
    <style:style style:name="ce3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bottom="0.0333in solid #4472C4"/>
    </style:style>
    <style:style style:name="ce4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bottom="0.0333in solid #4472C4"/>
      <style:paragraph-properties fo:text-align="center"/>
    </style:style>
    <style:style style:name="ro2" style:family="table-row">
      <style:table-row-properties style:row-height="0.1771in" style:use-optimal-row-height="true" fo:break-before="auto"/>
    </style:style>
    <style:style style:name="ce5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 fo:border-bottom="0.0333in solid #4472C4"/>
    </style:style>
    <style:style style:name="ce6" style:family="table-cell" style:data-style-name="N34918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 fo:border-bottom="0.0333in solid #4472C4"/>
    </style:style>
    <style:style style:name="ro3" style:family="table-row">
      <style:table-row-properties style:row-height="0.1771in" style:use-optimal-row-height="true" fo:break-before="auto"/>
    </style:style>
    <style:style style:name="ce7" style:family="table-cell">
      <style:table-cell-properties style:vertical-align="bottom" fo:border-top="0.0333in solid #4472C4"/>
    </style:style>
    <style:style style:name="ce8" style:family="table-cell">
      <style:table-cell-properties style:vertical-align="middle"/>
    </style:style>
    <style:style style:name="co10" style:family="table-column">
      <style:table-column-properties style:column-width="31.0066in" fo:break-before="auto"/>
    </style:style>
    <style:style style:name="co11" style:family="table-column">
      <style:table-column-properties style:column-width="4.0181in" fo:break-before="auto"/>
    </style:style>
    <style:style style:name="ro4" style:family="table-row">
      <style:table-row-properties style:row-height="0.1771in" style:use-optimal-row-height="true" fo:break-before="auto"/>
    </style:style>
    <style:style style:name="ce9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/>
    </style:style>
    <style:style style:name="ce10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/>
    </style:style>
    <style:style style:name="ro5" style:family="table-row">
      <style:table-row-properties style:row-height="0.1771in" style:use-optimal-row-height="true" fo:break-before="auto"/>
    </style:style>
    <style:style style:name="co12" style:family="table-column">
      <style:table-column-properties style:column-width="1.4566in" fo:break-before="auto"/>
    </style:style>
    <style:style style:name="co13" style:family="table-column">
      <style:table-column-properties style:column-width="18.0003in" fo:break-before="auto"/>
    </style:style>
  </office:automatic-styles>
  <office:body>
    <office:spreadsheet>
      <table:calculation-settings table:use-regular-expressions="false"/>
      <table:table table:name="Commands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 table:style-name="ro1">
          <table:table-cell table:style-name="ce3" office:value-type="string">
            <text:p>Code</text:p>
          </table:table-cell>
          <table:table-cell table:style-name="ce3" office:value-type="string">
            <text:p>Mnemonic</text:p>
          </table:table-cell>
          <table:table-cell table:style-name="ce3" office:value-type="string">
            <text:p>Description</text:p>
          </table:table-cell>
          <table:table-cell table:number-columns-spanned="6" table:number-rows-spanned="1" table:style-name="ce4" office:value-type="string">
            <text:p>Parameters</text:p>
          </table:table-cell>
          <table:covered-table-cell table:number-columns-repeated="5"/>
        </table:table-row>
        <table:table-row table:style-name="ro2">
          <table:table-cell table:style-name="ce5"/>
          <table:table-cell table:style-name="ce5"/>
          <table:table-cell table:style-name="ce5"/>
          <table:table-cell table:style-name="ce5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6" office:value-type="string">
            <text:p>Scale</text:p>
          </table:table-cell>
          <table:table-cell table:style-name="ce5" office:value-type="string">
            <text:p>Units</text:p>
          </table:table-cell>
        </table:table-row>
        <table:table-row table:style-name="ro3">
          <table:table-cell table:style-name="ce7" office:value-type="string">
            <text:p>0x00000000</text:p>
          </table:table-cell>
          <table:table-cell table:style-name="ce7" office:value-type="string">
            <text:p>END</text:p>
          </table:table-cell>
          <table:table-cell table:style-name="ce7" office:value-type="string">
            <text:p>End of code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80000146</text:p>
          </table:table-cell>
          <table:table-cell table:style-name="ce1" office:value-type="string">
            <text:p>ENGLSR</text:p>
          </table:table-cell>
          <table:table-cell table:style-name="ce1" office:value-type="string">
            <text:p>Engraving On/Off pattern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List of On/Off patterns</text:p>
          </table:table-cell>
          <table:table-cell table:style-name="ce1" office:value-type="string">
            <text:p>List of steps</text:p>
          </table:table-cell>
          <table:table-cell table:style-name="ce1" office:value-type="string">
            <text:p>List(Of OnOffSteps)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00301</text:p>
          </table:table-cell>
          <table:table-cell table:number-columns-spanned="1" table:number-rows-spanned="3" table:style-name="ce8" office:value-type="string">
            <text:p>SETSPD</text:p>
          </table:table-cell>
          <table:table-cell table:number-columns-spanned="1" table:number-rows-spanned="3" table:style-name="ce8" office:value-type="string">
            <text:p>Set min/max speed &amp; accelera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Initial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²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00341</text:p>
          </table:table-cell>
          <table:table-cell table:number-columns-spanned="1" table:number-rows-spanned="3" table:style-name="ce8" office:value-type="string">
            <text:p>MOTION</text:p>
          </table:table-cell>
          <table:table-cell table:number-columns-spanned="1" table:number-rows-spanned="3" table:style-name="ce8" office:value-type="string">
            <text:p>Set min/max speed &amp; accelera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Initial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²</text:p>
          </table:table-cell>
        </table:table-row>
        <table:table-row table:style-name="ro3">
          <table:table-cell table:style-name="ce1" office:value-type="string">
            <text:p>0x01000346</text:p>
          </table:table-cell>
          <table:table-cell table:style-name="ce1" office:value-type="string">
            <text:p>ENGACD</text:p>
          </table:table-cell>
          <table:table-cell table:style-name="ce1" office:value-type="string">
            <text:p>Engraving (Ac)(De)celeration distanc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style-name="ce1" office:value-type="string">
            <text:p>0x01000606</text:p>
          </table:table-cell>
          <table:table-cell table:style-name="ce1" office:value-type="string">
            <text:p>LASER</text:p>
          </table:table-cell>
          <table:table-cell table:style-name="ce1" office:value-type="string">
            <text:p>Laser mode control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646</text:p>
          </table:table-cell>
          <table:table-cell table:style-name="ce1" office:value-type="string">
            <text:p>LASER1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746</text:p>
          </table:table-cell>
          <table:table-cell table:style-name="ce1" office:value-type="string">
            <text:p>ENGPWR</text:p>
          </table:table-cell>
          <table:table-cell table:style-name="ce1" office:value-type="string">
            <text:p>Engrave Power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Engrave powe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table-cell table:number-columns-spanned="1" table:number-rows-spanned="2" table:style-name="ce8" office:value-type="string">
            <text:p>0x02000746</text:p>
          </table:table-cell>
          <table:table-cell table:number-columns-spanned="1" table:number-rows-spanned="2" table:style-name="ce8" office:value-type="string">
            <text:p>ENGPWR1</text:p>
          </table:table-cell>
          <table:table-cell table:number-columns-spanned="1" table:number-rows-spanned="2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806</text:p>
          </table:table-cell>
          <table:table-cell table:style-name="ce1" office:value-type="string">
            <text:p>LASER2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0846</text:p>
          </table:table-cell>
          <table:table-cell table:style-name="ce1" office:value-type="string">
            <text:p>HOLE</text:p>
          </table:table-cell>
          <table:table-cell table:style-name="ce1" office:value-type="string">
            <text:p>Burn ho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Radiation Duration</text:p>
          </table:table-cell>
          <table:table-cell table:style-name="ce1" office:value-type="string">
            <text:p>Int32</text:p>
          </table:table-cell>
          <table:table-cell table:style-name="ce2" office:value-type="float" office:value="5.0000000000000002E-05">
            <text:p>5.0000000000000002E-05</text:p>
          </table:table-cell>
          <table:table-cell table:style-name="ce1" office:value-type="string">
            <text:p>s</text:p>
          </table:table-cell>
        </table:table-row>
        <table:table-row table:style-name="ro3">
          <table:table-cell table:style-name="ce1" office:value-type="string">
            <text:p>0x80000946</text:p>
          </table:table-cell>
          <table:table-cell table:style-name="ce1" office:value-type="string">
            <text:p>MCBLK</text:p>
          </table:table-cell>
          <table:table-cell table:style-name="ce1" office:value-type="string">
            <text:p>Motion Control Block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Number of words (limited to 510)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Words</text:p>
          </table:table-cell>
        </table:table-row>
        <table:table-row table:style-name="ro3">
          <table:table-cell table:number-columns-spanned="1" table:number-rows-spanned="2" table:style-name="ce8" office:value-type="string">
            <text:p>0x80000b46</text:p>
          </table:table-cell>
          <table:table-cell table:number-columns-spanned="1" table:number-rows-spanned="2" table:style-name="ce8" office:value-type="string">
            <text:p>GRDADJ</text:p>
          </table:table-cell>
          <table:table-cell table:number-columns-spanned="1" table:number-rows-spanned="2" table:style-name="ce8" office:value-type="string">
            <text:p>Grade Adjustment tab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Grade engrave power steps</text:p>
          </table:table-cell>
          <table:table-cell table:style-name="ce1" office:value-type="string">
            <text:p>ramp</text:p>
          </table:table-cell>
          <table:table-cell table:style-name="ce1" office:value-type="string">
            <text:p>List(Of PowerLevel)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table-cell table:style-name="ce1" office:value-type="string">
            <text:p>0x01000b46</text:p>
          </table:table-cell>
          <table:table-cell table:style-name="ce1" office:value-type="string">
            <text:p>BLWRb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3000e46</text:p>
          </table:table-cell>
          <table:table-cell table:number-columns-spanned="1" table:number-rows-spanned="3" table:style-name="ce8" office:value-type="string">
            <text:p>SCALE</text:p>
          </table:table-cell>
          <table:table-cell table:number-columns-spanned="1" table:number-rows-spanned="3" table:style-name="ce8" office:value-type="string">
            <text:p>The scale used on all 3 axi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the X scale</text:p>
          </table:table-cell>
          <table:table-cell table:style-name="ce1" office:value-type="string">
            <text:p>x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the Y scale</text:p>
          </table:table-cell>
          <table:table-cell table:style-name="ce1" office:value-type="string">
            <text:p>y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the Z scale</text:p>
          </table:table-cell>
          <table:table-cell table:style-name="ce1" office:value-type="string">
            <text:p>z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table-cell table:number-columns-spanned="1" table:number-rows-spanned="5" table:style-name="ce8" office:value-type="string">
            <text:p>0x05000e46</text:p>
          </table:table-cell>
          <table:table-cell table:number-columns-spanned="1" table:number-rows-spanned="5" table:style-name="ce8" office:value-type="string">
            <text:p>PWRSPD5</text:p>
          </table:table-cell>
          <table:table-cell table:number-columns-spanned="1" table:number-rows-spanned="5" table:style-name="ce8" office:value-type="string">
            <text:p>Set Power &amp; Speed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rner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Start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5</text:p>
          </table:table-cell>
          <table:table-cell table:style-name="ce1"/>
          <table:table-cell table:style-name="ce1" office:value-type="string">
            <text:p>Unknown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7" table:style-name="ce8" office:value-type="string">
            <text:p>0x07000e46</text:p>
          </table:table-cell>
          <table:table-cell table:number-columns-spanned="1" table:number-rows-spanned="7" table:style-name="ce8" office:value-type="string">
            <text:p>PWRSPD7</text:p>
          </table:table-cell>
          <table:table-cell table:number-columns-spanned="1" table:number-rows-spanned="7" table:style-name="ce8" office:value-type="string">
            <text:p>Set Power &amp; Speed (2 heads)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rner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PWR</text:p>
          </table:table-cell>
          <table:table-cell table:style-name="ce1" office:value-type="string">
            <text:p>PowerLevel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Laser 2 Corner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Laser 2 Max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5</text:p>
          </table:table-cell>
          <table:table-cell table:style-name="ce1"/>
          <table:table-cell table:style-name="ce1" office:value-type="string">
            <text:p>Start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6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7</text:p>
          </table:table-cell>
          <table:table-cell table:style-name="ce1"/>
          <table:table-cell table:style-name="ce1" office:value-type="string">
            <text:p>Unknown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601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Accelerate or Decelerat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Acceleration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a41</text:p>
          </table:table-cell>
          <table:table-cell table:style-name="ce1" office:value-type="string">
            <text:p>BLWR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004b41</text:p>
          </table:table-cell>
          <table:table-cell table:style-name="ce1" office:value-type="string">
            <text:p>BLWRa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2" table:style-name="ce8" office:value-type="string">
            <text:p>0x02010040</text:p>
          </table:table-cell>
          <table:table-cell table:number-columns-spanned="1" table:number-rows-spanned="2" table:style-name="ce8" office:value-type="string">
            <text:p>ENGMVY</text:p>
          </table:table-cell>
          <table:table-cell table:number-columns-spanned="1" table:number-rows-spanned="2" table:style-name="ce8" office:value-type="string">
            <text:p>Engraving - Move in the Y direc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istance to move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4" table:style-name="ce8" office:value-type="string">
            <text:p>0x04010141</text:p>
          </table:table-cell>
          <table:table-cell table:number-columns-spanned="1" table:number-rows-spanned="4" table:style-name="ce8" office:value-type="string">
            <text:p>ENGSPD1</text:p>
          </table:table-cell>
          <table:table-cell table:number-columns-spanned="1" table:number-rows-spanned="4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2" table:style-name="ce8" office:value-type="string">
            <text:p>0x02014040</text:p>
          </table:table-cell>
          <table:table-cell table:number-columns-spanned="1" table:number-rows-spanned="2" table:style-name="ce8" office:value-type="string">
            <text:p>ENGMVX</text:p>
          </table:table-cell>
          <table:table-cell table:number-columns-spanned="1" table:number-rows-spanned="2" table:style-name="ce8" office:value-type="string">
            <text:p>Engrave one line in the X direc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2" table:style-name="ce8" office:value-type="string">
            <text:p>0x02014341</text:p>
          </table:table-cell>
          <table:table-cell table:number-columns-spanned="1" table:number-rows-spanned="2" table:style-name="ce8" office:value-type="string">
            <text:p>ENGSPD</text:p>
          </table:table-cell>
          <table:table-cell table:number-columns-spanned="1" table:number-rows-spanned="2" table:style-name="ce8" office:value-type="string">
            <text:p>Engrave speed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22040</text:p>
          </table:table-cell>
          <table:table-cell table:number-columns-spanned="1" table:number-rows-spanned="3" table:style-name="ce8" office:value-type="string">
            <text:p>MVREL1</text:p>
          </table:table-cell>
          <table:table-cell table:number-columns-spanned="1" table:number-rows-spanned="3" table:style-name="ce8" office:value-type="string">
            <text:p>Move the cutter by dx,dy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elta to move in X direction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delta to move in Y direction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26000</text:p>
          </table:table-cell>
          <table:table-cell table:number-columns-spanned="1" table:number-rows-spanned="3" table:style-name="ce8" office:value-type="string">
            <text:p>MVREL</text:p>
          </table:table-cell>
          <table:table-cell table:number-columns-spanned="1" table:number-rows-spanned="3" table:style-name="ce8" office:value-type="string">
            <text:p>Move the cutter by dx,dy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elta to move in X direction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delta to move in Y direction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spanned="1" table:number-rows-spanned="3" table:style-name="ce8" office:value-type="string">
            <text:p>0x03026040</text:p>
          </table:table-cell>
          <table:table-cell table:number-columns-spanned="1" table:number-rows-spanned="3" table:style-name="ce8" office:value-type="string">
            <text:p>START</text:p>
          </table:table-cell>
          <table:table-cell table:number-columns-spanned="1" table:number-rows-spanned="3" table:style-name="ce8" office:value-type="string">
            <text:p>A start location for a following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style-name="ce1" office:value-type="string">
            <text:p>0x03090080</text:p>
          </table:table-cell>
          <table:table-cell table:style-name="ce1" office:value-type="string">
            <text:p>MOTION_COMMAND_COUNT</text:p>
          </table:table-cell>
          <table:table-cell table:style-name="ce1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unt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0200548</text:p>
          </table:table-cell>
          <table:table-cell table:style-name="ce1" office:value-type="string">
            <text:p>X5_FIRST</text:p>
          </table:table-cell>
          <table:table-cell table:style-name="ce1" office:value-type="string">
            <text:p>Always first in CONFIG block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00200648</text:p>
          </table:table-cell>
          <table:table-cell table:style-name="ce1" office:value-type="string">
            <text:p>X6_LAST</text:p>
          </table:table-cell>
          <table:table-cell table:style-name="ce1" office:value-type="string">
            <text:p>Always last in CONFIG block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01300008</text:p>
          </table:table-cell>
          <table:table-cell table:style-name="ce1" office:value-type="string">
            <text:p>BEGSUB</text:p>
          </table:table-cell>
          <table:table-cell table:style-name="ce1" office:value-type="string">
            <text:p>Begin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300048</text:p>
          </table:table-cell>
          <table:table-cell table:style-name="ce1" office:value-type="string">
            <text:p>BEGSUBa</text:p>
          </table:table-cell>
          <table:table-cell table:style-name="ce1" office:value-type="string">
            <text:p>Begin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0346040</text:p>
          </table:table-cell>
          <table:table-cell table:number-columns-spanned="1" table:number-rows-spanned="3" table:style-name="ce8" office:value-type="string">
            <text:p>ORIGIN</text:p>
          </table:table-cell>
          <table:table-cell table:number-columns-spanned="1" table:number-rows-spanned="3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400048</text:p>
          </table:table-cell>
          <table:table-cell table:style-name="ce1" office:value-type="string">
            <text:p>ENDSUB</text:p>
          </table:table-cell>
          <table:table-cell table:style-name="ce1" office:value-type="string">
            <text:p>End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80500008</text:p>
          </table:table-cell>
          <table:table-cell table:number-columns-spanned="1" table:number-rows-spanned="3" table:style-name="ce8" office:value-type="string">
            <text:p>GOSUBb</text:p>
          </table:table-cell>
          <table:table-cell table:number-columns-spanned="1" table:number-rows-spanned="3" table:style-name="ce8" office:value-type="string">
            <text:p>Call subroutine with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0500008</text:p>
          </table:table-cell>
          <table:table-cell table:style-name="ce1" office:value-type="string">
            <text:p>SEGMENT</text:p>
          </table:table-cell>
          <table:table-cell table:style-name="ce1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80500048</text:p>
          </table:table-cell>
          <table:table-cell table:number-columns-spanned="1" table:number-rows-spanned="3" table:style-name="ce8" office:value-type="string">
            <text:p>GOSUBn</text:p>
          </table:table-cell>
          <table:table-cell table:number-columns-spanned="1" table:number-rows-spanned="3" table:style-name="ce8" office:value-type="string">
            <text:p>Can have 1 or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style-name="ce1" office:value-type="string">
            <text:p>0x01500048</text:p>
          </table:table-cell>
          <table:table-cell table:style-name="ce1" office:value-type="string">
            <text:p>GOSUB</text:p>
          </table:table-cell>
          <table:table-cell table:style-name="ce1" office:value-type="string">
            <text:p>Call a subroutine with no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Number of the subroutin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spanned="1" table:number-rows-spanned="3" table:style-name="ce8" office:value-type="string">
            <text:p>0x03500048</text:p>
          </table:table-cell>
          <table:table-cell table:number-columns-spanned="1" table:number-rows-spanned="3" table:style-name="ce8" office:value-type="string">
            <text:p>GOSUB3</text:p>
          </table:table-cell>
          <table:table-cell table:number-columns-spanned="1" table:number-rows-spanned="3" table:style-name="ce8" office:value-type="string">
            <text:p>Can have 1 or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</table:table>
      <table:table table:name="Enums" table:style-name="ta1">
        <table:table-column table:style-name="co6"/>
        <table:table-column table:style-name="co10"/>
        <table:table-column table:style-name="co11"/>
        <table:table-row table:style-name="ro1">
          <table:table-cell table:style-name="ce3" office:value-type="string">
            <text:p>Enum types</text:p>
          </table:table-cell>
          <table:table-cell table:number-columns-repeated="2"/>
        </table:table-row>
        <table:table-row table:style-name="ro4">
          <table:table-cell table:style-name="ce10" office:value-type="string">
            <text:p>Enum</text:p>
          </table:table-cell>
          <table:table-cell table:style-name="ce10" office:value-type="string">
            <text:p>Comment</text:p>
          </table:table-cell>
          <table:table-cell table:style-name="ce10" office:value-type="string">
            <text:p>Values</text:p>
          </table:table-cell>
        </table:table-row>
        <table:table-row table:style-name="ro5">
          <table:table-cell table:style-name="ce8" office:value-type="string">
            <text:p>LSRMode_Enum</text:p>
          </table:table-cell>
          <table:table-cell table:style-name="ce8" office:value-type="string">
            <text:p>[LSRMode_Enum, Represents the different laser modes used in the application.]</text:p>
            <text:p>[Off=0, Laser is turned off.]</text:p>
            <text:p>[Cut=1, Laser is in cut mode, used for cutting through materials.]</text:p>
            <text:p>[Engrave=2, Laser is in engrave mode, used for normal engraving operations.]</text:p>
            <text:p>[GradeEngrave=3, Laser is in grade engrave mode, used for beveling the corners of engravings.]</text:p>
            <text:p>[Hole=4, Laser is in hole mode, used for creating perforations.]</text:p>
            <text:p>[PenCut=5, Laser is in pen cut mode, rumored to crash LaserCut.]</text:p>
          </table:table-cell>
          <table:table-cell table:style-name="ce8" office:value-type="string">
            <text:p>Off=0, Cut=1, Engrave=2, GradeEngrave=3, Hole=4, PenCut=5</text:p>
          </table:table-cell>
        </table:table-row>
        <table:table-row table:style-name="ro5">
          <table:table-cell table:style-name="ce8" office:value-type="string">
            <text:p>OnOff_Enum</text:p>
          </table:table-cell>
          <table:table-cell table:style-name="ce8" office:value-type="string">
            <text:p>[OnOff_Enum, Represents the on and off states for the laser.]</text:p>
            <text:p>[Off=0, The laser is turned off.]</text:p>
            <text:p>[On=1, The laser is turned on.]</text:p>
          </table:table-cell>
          <table:table-cell table:style-name="ce8" office:value-type="string">
            <text:p>Off=0, On=1</text:p>
          </table:table-cell>
        </table:table-row>
        <table:table-row table:style-name="ro5">
          <table:table-cell table:style-name="ce8" office:value-type="string">
            <text:p>Acceleration_Enum</text:p>
          </table:table-cell>
          <table:table-cell table:style-name="ce8" office:value-type="string">
            <text:p>[Acceleration_Enum, Represents the acceleration and deceleration states for the laser cutter.]</text:p>
            <text:p>[Accelerate=1, The laser cutter is accelerating.]</text:p>
            <text:p>[Decelerate=2, The laser cutter is decelerating.]</text:p>
          </table:table-cell>
          <table:table-cell table:style-name="ce8" office:value-type="string">
            <text:p>Accelerate=1, Decelerate=2</text:p>
          </table:table-cell>
        </table:table-row>
        <table:table-row table:style-name="ro5">
          <table:table-cell table:style-name="ce8" office:value-type="string">
            <text:p>Axis_Enum</text:p>
          </table:table-cell>
          <table:table-cell table:style-name="ce8" office:value-type="string">
            <text:p>[Axis_Enum, Represents the different axes used in the application.]</text:p>
            <text:p>[X=4, The X axis.]</text:p>
            <text:p>[Y=3, The Y axis.]</text:p>
          </table:table-cell>
          <table:table-cell table:style-name="ce8" office:value-type="string">
            <text:p>Y=3, X=4</text:p>
          </table:table-cell>
        </table:table-row>
        <table:table-row table:style-name="ro5">
          <table:table-cell table:number-columns-repeated="3"/>
        </table:table-row>
      </table:table>
      <table:table table:name="Structures" table:style-name="ta1">
        <table:table-column table:style-name="co12"/>
        <table:table-column table:style-name="co13"/>
        <table:table-row table:style-name="ro1">
          <table:table-cell table:style-name="ce3" office:value-type="string">
            <text:p>Structure types</text:p>
          </table:table-cell>
          <table:table-cell/>
        </table:table-row>
        <table:table-row table:style-name="ro4">
          <table:table-cell table:style-name="ce10" office:value-type="string">
            <text:p>Structure</text:p>
          </table:table-cell>
          <table:table-cell table:style-name="ce10" office:value-type="string">
            <text:p>Comment</text:p>
          </table:table-cell>
        </table:table-row>
        <table:table-row table:style-name="ro5">
          <table:table-cell table:style-name="ce8" office:value-type="string">
            <text:p>OnOffSteps</text:p>
          </table:table-cell>
          <table:table-cell table:style-name="ce8" office:value-type="string">
            <text:p>[OnOffSteps, A structure to hold two 16-bit values representing the number of steps the laser is on and off.]</text:p>
            <text:p>[Steps, The combined 32-bit value representing both on and off steps.]</text:p>
            <text:p>[OnSteps, The number of steps the laser is on.]</text:p>
            <text:p>[OffSteps, The number of steps the laser is off.]</text:p>
          </table:table-cell>
        </table:table-row>
        <table:table-row table:style-name="ro5">
          <table:table-cell table:style-name="ce8" office:value-type="string">
            <text:p>PowerLevel</text:p>
          </table:table-cell>
          <table:table-cell table:style-name="ce8" office:value-type="string">
            <text:p>[PowerLevel, Represents a power level value encapsulated as an integer multiplied by 100.]</text:p>
          </table:table-cell>
        </table:table-row>
        <table:table-row table:style-name="ro5">
          <table:table-cell table:style-name="ce8" office:value-type="string">
            <text:p>Float</text:p>
          </table:table-cell>
          <table:table-cell table:style-name="ce8" office:value-type="string">
            <text:p>[Float, Represents a Leetro floating-point number and provides methods for encoding and decoding.]</text:p>
            <text:p>[value, The Leetro floating-point value represented as an integer.]</text:p>
          </table:table-cell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Calibri" svg:font-family="Calibri"/>
  </office:font-face-decls>
  <office:styles>
    <style:default-style xmlns:style="urn:oasis:names:tc:opendocument:xmlns:style:1.0" style:family="table-cell">
      <style:table-cell-properties xmlns:fo="urn:oasis:names:tc:opendocument:xmlns:xsl-fo-compatible:1.0" style:vertical-align="automatic" fo:background-color="transparent" style:decimal-places="2"/>
      <style:paragraph-properties style:tab-stop-distance="0.5in"/>
      <style:text-properties xmlns:fo="urn:oasis:names:tc:opendocument:xmlns:xsl-fo-compatible:1.0" style:font-name="Calibri" fo:language="en" fo:country="US" style:font-name-asian="Microsoft YaHei" style:language-asian="zh" style:country-asian="CN" style:font-name-complex="Lucida Sans" style:language-complex="hi" style:country-complex="IN" font-size="11pt"/>
    </style:default-style>
    <number:number-style xmlns:style="urn:oasis:names:tc:opendocument:xmlns:style:1.0" xmlns:number="urn:oasis:names:tc:opendocument:xmlns:datastyle:1.0" style:name="N0">
      <number:number number:min-integer-digits="1"/>
    </number:number-style>
    <style:style xmlns:style="urn:oasis:names:tc:opendocument:xmlns:style:1.0" style:name="Default" style:family="table-cell"/>
    <style:style xmlns:style="urn:oasis:names:tc:opendocument:xmlns:style:1.0" style:name="Heading" style:family="table-cell" style:parent-style-name="Default">
      <style:text-properties xmlns:fo="urn:oasis:names:tc:opendocument:xmlns:xsl-fo-compatible:1.0" fo:color="#000000" fo:font-size="24pt" fo:font-style="normal" fo:font-weight="bold"/>
    </style:style>
    <style:style xmlns:style="urn:oasis:names:tc:opendocument:xmlns:style:1.0" style:name="Heading_20_1" style:display-name="Heading 1" style:family="table-cell" style:parent-style-name="Heading">
      <style:text-properties xmlns:fo="urn:oasis:names:tc:opendocument:xmlns:xsl-fo-compatible:1.0" fo:color="#000000" fo:font-size="18pt" fo:font-style="normal" fo:font-weight="normal"/>
    </style:style>
    <style:style xmlns:style="urn:oasis:names:tc:opendocument:xmlns:style:1.0" style:name="Heading_20_2" style:display-name="Heading 2" style:family="table-cell" style:parent-style-name="Heading">
      <style:text-properties xmlns:fo="urn:oasis:names:tc:opendocument:xmlns:xsl-fo-compatible:1.0" fo:color="#000000" fo:font-size="12pt" fo:font-style="normal" fo:font-weight="normal"/>
    </style:style>
    <style:style xmlns:style="urn:oasis:names:tc:opendocument:xmlns:style:1.0" style:name="Text" style:family="table-cell" style:parent-style-name="Default"/>
    <style:style xmlns:style="urn:oasis:names:tc:opendocument:xmlns:style:1.0" style:name="Note" style:family="table-cell" style:parent-style-name="Text">
      <style:table-cell-properties xmlns:fo="urn:oasis:names:tc:opendocument:xmlns:xsl-fo-compatible:1.0" fo:background-color="#ffffcc" style:diagonal-bl-tr="none" style:diagonal-tl-br="none" fo:border="0.74pt solid #808080"/>
      <style:text-properties xmlns:fo="urn:oasis:names:tc:opendocument:xmlns:xsl-fo-compatible:1.0" fo:color="#333333" fo:font-size="10pt" fo:font-style="normal" fo:font-weight="normal"/>
    </style:style>
    <style:style xmlns:style="urn:oasis:names:tc:opendocument:xmlns:style:1.0" style:name="Footnote" style:family="table-cell" style:parent-style-name="Text">
      <style:text-properties xmlns:fo="urn:oasis:names:tc:opendocument:xmlns:xsl-fo-compatible:1.0" fo:color="#808080" fo:font-size="10pt" fo:font-style="italic" fo:font-weight="normal"/>
    </style:style>
    <style:style xmlns:style="urn:oasis:names:tc:opendocument:xmlns:style:1.0" style:name="Hyperlink" style:family="table-cell" style:parent-style-name="Text">
      <style:text-properties xmlns:fo="urn:oasis:names:tc:opendocument:xmlns:xsl-fo-compatible:1.0" fo:color="#0000ee" fo:font-size="10pt" fo:font-style="normal" style:text-underline-style="solid" style:text-underline-width="auto" style:text-underline-color="#0000ee" fo:font-weight="normal"/>
    </style:style>
    <style:style xmlns:style="urn:oasis:names:tc:opendocument:xmlns:style:1.0" style:name="Status" style:family="table-cell" style:parent-style-name="Default"/>
    <style:style xmlns:style="urn:oasis:names:tc:opendocument:xmlns:style:1.0" style:name="Good" style:family="table-cell" style:parent-style-name="Status">
      <style:table-cell-properties xmlns:fo="urn:oasis:names:tc:opendocument:xmlns:xsl-fo-compatible:1.0" fo:background-color="#ccffcc"/>
      <style:text-properties xmlns:fo="urn:oasis:names:tc:opendocument:xmlns:xsl-fo-compatible:1.0" fo:color="#006600" fo:font-size="10pt" fo:font-style="normal" fo:font-weight="normal"/>
    </style:style>
    <style:style xmlns:style="urn:oasis:names:tc:opendocument:xmlns:style:1.0" style:name="Neutral" style:family="table-cell" style:parent-style-name="Status">
      <style:table-cell-properties xmlns:fo="urn:oasis:names:tc:opendocument:xmlns:xsl-fo-compatible:1.0" fo:background-color="#ffffcc"/>
      <style:text-properties xmlns:fo="urn:oasis:names:tc:opendocument:xmlns:xsl-fo-compatible:1.0" fo:color="#996600" fo:font-size="10pt" fo:font-style="normal" fo:font-weight="normal"/>
    </style:style>
    <style:style xmlns:style="urn:oasis:names:tc:opendocument:xmlns:style:1.0" style:name="Bad" style:family="table-cell" style:parent-style-name="Status">
      <style:table-cell-properties xmlns:fo="urn:oasis:names:tc:opendocument:xmlns:xsl-fo-compatible:1.0" fo:background-color="#ffcccc"/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Warning" style:family="table-cell" style:parent-style-name="Status"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Error" style:family="table-cell" style:parent-style-name="Status">
      <style:table-cell-properties xmlns:fo="urn:oasis:names:tc:opendocument:xmlns:xsl-fo-compatible:1.0" fo:background-color="#cc0000"/>
      <style:text-properties xmlns:fo="urn:oasis:names:tc:opendocument:xmlns:xsl-fo-compatible:1.0" fo:color="#ffffff" fo:font-size="10pt" fo:font-style="normal" fo:font-weight="bold"/>
    </style:style>
    <style:style xmlns:style="urn:oasis:names:tc:opendocument:xmlns:style:1.0" style:name="Accent" style:family="table-cell" style:parent-style-name="Default">
      <style:text-properties xmlns:fo="urn:oasis:names:tc:opendocument:xmlns:xsl-fo-compatible:1.0" fo:color="#000000" fo:font-size="10pt" fo:font-style="normal" fo:font-weight="bold"/>
    </style:style>
    <style:style xmlns:style="urn:oasis:names:tc:opendocument:xmlns:style:1.0" style:name="Accent_20_1" style:display-name="Accent 1" style:family="table-cell" style:parent-style-name="Accent">
      <style:table-cell-properties xmlns:fo="urn:oasis:names:tc:opendocument:xmlns:xsl-fo-compatible:1.0" fo:background-color="#00000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2" style:display-name="Accent 2" style:family="table-cell" style:parent-style-name="Accent">
      <style:table-cell-properties xmlns:fo="urn:oasis:names:tc:opendocument:xmlns:xsl-fo-compatible:1.0" fo:background-color="#80808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3" style:display-name="Accent 3" style:family="table-cell" style:parent-style-name="Accent">
      <style:table-cell-properties xmlns:fo="urn:oasis:names:tc:opendocument:xmlns:xsl-fo-compatible:1.0" fo:background-color="#dddddd"/>
    </style:style>
    <number:number-style style:name="N34918">
      <number:number number:decimal-places="5" number:min-integer-digits="1" number:grouping="false"/>
    </number:number-style>
  </office:styles>
  <office:automatic-styles>
    <style:page-layout style:name="GemName1">
      <style:page-layout-properties style:writing-mode="lr-tb" fo:page-width="8.2677in" fo:page-height="11.6929in" fo:margin-top="0.3000in" fo:margin-bottom="0.3000in" fo:margin-left="0.7000in" fo:margin-right="0.7000in"/>
      <style:header-style>
        <style:header-footer-properties fo:min-height="0.4500in" fo:margin-left="0.0000in" fo:margin-right="0.0000in" fo:margin-bottom="0.0000in"/>
      </style:header-style>
      <style:footer-style>
        <style:header-footer-properties fo:min-height="0.4500in" fo:margin-left="0.0000in" fo:margin-right="0.0000in" fo:margin-top="0.0000in"/>
      </style:footer-style>
    </style:page-layout>
  </office:automatic-styles>
  <office:master-styles>
    <style:master-page style:name="GemName2" style:page-layout-name="GemName1"/>
  </office:master-styles>
</office:document-styles>
</file>

<file path=meta.xml>��< ? x m l   v e r s i o n = " 1 . 0 "   e n c o d i n g = " u t f - 1 6 " ? > < o f f i c e : d o c u m e n t - m e t a   x m l n s : o f f i c e = " u r n : o a s i s : n a m e s : t c : o p e n d o c u m e n t : x m l n s : o f f i c e : 1 . 0 "   x m l n s : x l i n k = " h t t p : / / w w w . w 3 . o r g / 1 9 9 9 / x l i n k "   x m l n s : d c = " h t t p : / / p u r l . o r g / d c / e l e m e n t s / 1 . 1 / "   x m l n s : m e t a = " u r n : o a s i s : n a m e s : t c : o p e n d o c u m e n t : x m l n s : m e t a : 1 . 0 "   x m l n s : o o o = " h t t p : / / o p e n o f f i c e . o r g / 2 0 0 4 / o f f i c e "   o f f i c e : v e r s i o n = " 1 . 2 " > < o f f i c e : m e t a > < m e t a : g e n e r a t o r > w w w . g e m b o x s o f t w a r e . c o m / G e m B o x . S p r e a d s h e e t < / m e t a : g e n e r a t o r > < d c : t i t l e > L e e t r o   M O L   C o m m a n d   R e f e r e n c e < / d c : t i t l e > < m e t a : i n i t i a l - c r e a t o r > M a r c   H i l l m a n .   m y h i l l m a n @ g m a i l . c o m < / m e t a : i n i t i a l - c r e a t o r > < d c : s u b j e c t > L e e t r o   M O L   C o m m a n d   R e f e r e n c e < / d c : s u b j e c t > < m e t a : k e y w o r d > L e e t r o < / m e t a : k e y w o r d > < m e t a : k e y w o r d >   M O L < / m e t a : k e y w o r d > < m e t a : k e y w o r d >   C o m m a n d < / m e t a : k e y w o r d > < m e t a : k e y w o r d >   R e f e r e n c e < / m e t a : k e y w o r d > < d c : d e s c r i p t i o n > T h i s   d o c u m e n t   c o n t a i n s   a   l i s t   o f   M O L   c o m m a n d s   a n d   t h e i r   p a r a m e t e r s . < / d c : d e s c r i p t i o n > < d c : d a t e > 2 6 / 0 3 / 2 0 2 5   5 : 3 0 : 1 0   A M < / d c : d a t e > < / o f f i c e : m e t a > < / o f f i c e : d o c u m e n t - m e t a > 
</file>